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it" fo:country="IT"/>
    </style:style>
    <style:style style:name="P2" style:parent-style-name="Normal" style:family="paragraph">
      <style:text-properties fo:font-weight="bold" style:font-weight-asian="bold" style:font-weight-complex="bold" fo:language="it" fo:country="IT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 fo:language="it" fo:country="IT"/>
    </style:style>
    <style:style style:name="P12" style:parent-style-name="Normal" style:family="paragraph">
      <style:text-properties fo:language="it" fo:country="IT"/>
    </style:style>
    <style:style style:name="P13" style:parent-style-name="Normal" style:family="paragraph">
      <style:text-properties fo:font-weight="bold" style:font-weight-asian="bold" style:font-weight-complex="bold" fo:language="it" fo:country="IT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 fo:language="it" fo:country="IT"/>
    </style:style>
    <style:style style:name="P23" style:parent-style-name="Normal" style:family="paragraph">
      <style:text-properties fo:language="it" fo:country="IT"/>
    </style:style>
    <style:style style:name="P24" style:parent-style-name="Normal" style:family="paragraph">
      <style:text-properties fo:font-weight="bold" style:font-weight-asian="bold" style:font-weight-complex="bold" fo:language="it" fo:country="IT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Excuse me.</text:p>
      <text:p text:style-name="P2">ChatGPT ha detto:</text:p>
      <text:p text:style-name="Normal">Yes, of course. How may I help you?</text:p>
      <text:p text:style-name="P3">Hai detto:</text:p>
      <text:p text:style-name="Normal">I lost my luggage.</text:p>
      <text:p text:style-name="P4">ChatGPT ha detto:</text:p>
      <text:p text:style-name="Normal">I'm sorry to hear that. Could you please tell me your full name, your flight number, and your destination?</text:p>
      <text:p text:style-name="P5">Hai detto:</text:p>
      <text:p text:style-name="Normal">Sure. I'm [***NAME***][***SURNAME***]. My flight number is BA449 and my destination is London.</text:p>
      <text:p text:style-name="P6">ChatGPT ha detto:</text:p>
      <text:p text:style-name="Normal">Thank you, Mr.<text:s/>[***SURNAME***]. Now, could you describe your luggage for me? What size, color, and any special tags or features?</text:p>
      <text:p text:style-name="P7">Hai detto:</text:p>
      <text:p text:style-name="Normal">Yes, it's a red tag and it's an R-shell.</text:p>
      <text:p text:style-name="P8">ChatGPT ha detto:</text:p>
      <text:p text:style-name="Normal">Thanks! Could you tell me the size and color of the suitcase? For example, is it small, medium, or large? And is it black, blue, or another color?</text:p>
      <text:p text:style-name="P9">Hai detto:</text:p>
      <text:p text:style-name="Normal">Yes, my bag is small size.</text:p>
      <text:p text:style-name="P10">ChatGPT ha detto:</text:p>
      <text:p text:style-name="Normal">Great, and<text:s/>what color is your bag?</text:p>
      <text:p text:style-name="P11">Hai detto:</text:p>
      <text:p text:style-name="P12">red</text:p>
      <text:p text:style-name="P13">ChatGPT ha detto:</text:p>
      <text:p text:style-name="Normal">Thank you. Just to confirm, it’s a small red suitcase with a red tag. Do you have your hotel booking so we know where to deliver your luggage?</text:p>
      <text:p text:style-name="P14">Hai detto:</text:p>
      <text:p text:style-name="Normal">Of course, I will stay in the Hotel Artemis London.</text:p>
      <text:soft-page-break/>
      <text:p text:style-name="P15">ChatGPT ha detto:</text:p>
      <text:p text:style-name="Normal">Perfect. Do you know your room number or booking reference? That would help us deliver it correctly.</text:p>
      <text:p text:style-name="P16">Hai detto:</text:p>
      <text:p text:style-name="Normal">Sure. The address is 21 Queen Victoria Secret, London.</text:p>
      <text:p text:style-name="P17">ChatGPT ha detto:</text:p>
      <text:p text:style-name="Normal">Thank you. I believe the correct address might be 21 Queen Victoria Street, London. Could you confirm your booking number or room number as well?</text:p>
      <text:p text:style-name="P18">Hai detto:</text:p>
      <text:p text:style-name="Normal">The room number is 214 and the booking number is LON72315842.</text:p>
      <text:p text:style-name="P19">ChatGPT ha detto:</text:p>
      <text:p text:style-name="Normal">Thank you, Mr.<text:s/>[***SURNAME***]. Your luggage might be delivered to your hotel within twenty-four to forty-eight hours. We will contact you at your email if needed. Could you please confirm your email address?</text:p>
      <text:p text:style-name="P20">Hai detto:</text:p>
      <text:p text:style-name="Normal">Yep, my email is [***NAME***].[***SURNAME***].</text:p>
      <text:p text:style-name="P21">ChatGPT ha detto:</text:p>
      <text:p text:style-name="Normal">Got it, thank you. So your email is<text:s/>[***NAME***].[***SURNAME***]<text:s/>@gmail.com, right?</text:p>
      <text:p text:style-name="P22">Hai detto:</text:p>
      <text:p text:style-name="P23">Sure.</text:p>
      <text:p text:style-name="P24">ChatGPT ha detto:</text:p>
      <text:p text:style-name="Normal">Perfect. Your luggage might be on its way soon. Is there anything else you’d like to ask about the delivery or the process?</text:p>
      <text:p text:style-name="P25">Hai detto:</text:p>
      <text:p text:style-name="Normal">Will you send me an email when it arrives?</text:p>
      <text:p text:style-name="P26">ChatGPT ha<text:s/>detto:</text:p>
      <text:p text:style-name="Normal">Yes, we will. You should receive an email at [***NAME***].[***SURNAME***]<text:s/>@gmail.com as soon as your luggage is located or delivered. Would you prefer morning delivery at the hotel?</text:p>
      <text:p text:style-name="P27">Hai detto:</text:p>
      <text:soft-page-break/>
      <text:p text:style-name="Normal">Can you repeat slowly that, please?</text:p>
      <text:p text:style-name="P28">ChatGPT ha detto:</text:p>
      <text:p text:style-name="Normal">Of course! You<text:s/><text:span text:style-name="T29">will receive an email</text:span><text:s/>when your luggage is found or delivered. Would you like the bag to arrive<text:s/><text:span text:style-name="T30">in the morning</text:span><text:s/>at your hotel?</text:p>
      <text:p text:style-name="P31">Hai detto:</text:p>
      <text:p text:style-name="Normal">I don't have a preferred time. The important thing is to let me know first.</text:p>
      <text:p text:style-name="P32">ChatGPT ha detto:</text:p>
      <text:p text:style-name="Normal">Understood. We will contact you before delivery. Thank you, Mr.<text:s/>[***SURNAME***]. I hope your bag arrives soon!</text:p>
      <text:p text:style-name="P33">Hai detto:</text:p>
      <text:p text:style-name="Normal">Thank you for your support. Goodbye.</text:p>
      <text:p text:style-name="P34">ChatGPT ha detto:</text:p>
      <text:p text:style-name="Normal">You're very welcome! If you need anything else, I’m always here to help. Have a pleasant journey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16T12:24:00Z</meta:creation-date>
    <dc:date>2025-12-26T10:11:00Z</dc:date>
    <meta:template xlink:href="Normal" xlink:type="simple"/>
    <meta:editing-cycles>3</meta:editing-cycles>
    <meta:editing-duration>PT180S</meta:editing-duration>
    <meta:document-statistic meta:page-count="3" meta:paragraph-count="5" meta:word-count="422" meta:character-count="2824" meta:row-count="20" meta:non-whitespace-character-count="2407"/>
  </office:meta>
</office:document-meta>
</file>